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>
        <style:tab-stops>
          <style:tab-stop style:position="1.337cm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Quotations">
      <style:paragraph-properties fo:margin-left="0cm" fo:margin-right="0cm" fo:margin-top="0cm" fo:margin-bottom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Quotations">
      <style:paragraph-properties fo:margin-left="0cm" fo:margin-right="0cm" fo:margin-top="0cm" fo:margin-bottom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Quotations">
      <style:paragraph-properties fo:margin-left="0cm" fo:margin-right="1cm" fo:margin-top="0cm" fo:margin-bottom="0cm" fo:text-indent="0cm" style:auto-text-indent="false"/>
    </style:style>
    <style:style style:name="P11" style:family="paragraph" style:parent-style-name="Quotations">
      <style:paragraph-properties fo:margin-left="0cm" fo:margin-right="1cm" fo:margin-top="0cm" fo:margin-bottom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Quotations">
      <style:paragraph-properties fo:margin-left="0cm" fo:margin-right="1cm" fo:margin-top="0cm" fo:margin-bottom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Quotations">
      <style:paragraph-properties fo:margin-left="0cm" fo:margin-right="1cm" fo:margin-top="0cm" fo:margin-bottom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Quotations">
      <style:paragraph-properties fo:margin-left="0cm" fo:margin-right="1cm" fo:margin-top="0cm" fo:margin-bottom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Quotations">
      <style:paragraph-properties fo:margin-left="0cm" fo:margin-right="1cm" fo:margin-top="0cm" fo:margin-bottom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Quotations">
      <style:paragraph-properties fo:margin-left="0cm" fo:margin-right="1cm" fo:margin-top="0cm" fo:margin-bottom="0cm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7" style:family="paragraph" style:parent-style-name="Quotations">
      <style:paragraph-properties fo:margin-left="0cm" fo:margin-right="1cm" fo:margin-top="0cm" fo:margin-bottom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Quotations">
      <style:paragraph-properties fo:margin-left="1cm" fo:margin-right="0cm" fo:margin-top="0cm" fo:margin-bottom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Quotations">
      <style:paragraph-properties fo:margin-left="-0.03cm" fo:margin-right="0cm" fo:margin-top="0cm" fo:margin-bottom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3" style:family="paragraph" style:parent-style-name="Quotations">
      <style:paragraph-properties fo:margin-left="0cm" fo:margin-right="1cm" fo:margin-top="0cm" fo:margin-bottom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Quotations">
      <style:paragraph-properties fo:margin-left="0cm" fo:margin-right="1cm" fo:margin-top="0cm" fo:margin-bottom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Quotations">
      <style:paragraph-properties fo:margin-left="0cm" fo:margin-right="1cm" fo:margin-top="0cm" fo:margin-bottom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pendenciák installálása:</text:p>
      <text:p text:style-name="P1"><text:tab/>sudo apt-get install git-core cmake freeglut3-dev pkg-config build-essential libxmu-dev libxi-dev libusb-1.0-0-dev doxygen graphviz mono-complete</text:p>
      <text:p text:style-name="P1"/>
      <text:p text:style-name="P5">Ha nincs a gépen, akkor openjdk installálása:</text:p>
      <text:p text:style-name="P6"><text:tab/><text:span text:style-name="T5">sudo apt-get install openjdk-7-jdk</text:span></text:p>
      <text:p text:style-name="Standard"/>
      <text:p text:style-name="P3">OpenNI repository klónozása:</text:p>
      <text:p text:style-name="Standard"><text:span text:style-name="T4"><text:tab/></text:span><text:span text:style-name="T3">mkdir ~/kinect/bin</text:span></text:p>
      <text:p text:style-name="P2"><text:tab/>cd ~/kinect/bin</text:p>
      <text:p text:style-name="P2"><text:tab/>git clone <text:a xlink:type="simple" xlink:href="https://github.com/OpenNI/OpenNI.git">https://github.com/OpenNI/OpenNI.git</text:a></text:p>
      <text:p text:style-name="P2"/>
      <text:p text:style-name="P4">RedistMaker script futtatása a Platform/Linux könyvtárban, és a kimeneti binárisok installálása (OpenNI-hoz):</text:p>
      <text:p text:style-name="P21"><text:tab/>cd OpenNI/Platform/Linux/CreateRedist/</text:p>
      <text:p text:style-name="P19"><text:tab/>chmod +x RedistMaker</text:p>
      <text:p text:style-name="P8"><text:tab/>./RedistMaker</text:p>
      <text:p text:style-name="P8"><text:tab/>cd ../Redist/OpenNI-Bin-Dev-Linux-x64-v1.5.2.23/</text:p>
      <text:p text:style-name="P8"><text:tab/>sudo ./install.sh</text:p>
      <text:p text:style-name="P18"/>
      <text:p text:style-name="P9">Avin2 SensorKinect forráskódjának letöltése:</text:p>
      <text:p text:style-name="P8"><text:tab/>cd ~/kinect/bin</text:p>
      <text:p text:style-name="P12"><text:tab/>git clone git://github.com/avin2/SensorKinect.git</text:p>
      <text:p text:style-name="P12"><text:tab/>cd SensorKinect</text:p>
      <text:p text:style-name="P12"><text:tab/>git checkout master</text:p>
      <text:p text:style-name="P12"/>
      <text:p text:style-name="P7">RedistMaker script futtatása a Platform/Linux könyvtárban, és a kimeneti binárisok installálása (SensorKinect-hez):</text:p>
      <text:p text:style-name="P22"><text:tab/>cd Platform/Linux/CreateRedist/</text:p>
      <text:p text:style-name="P13"><text:tab/>chmod +x RedistMaker</text:p>
      <text:p text:style-name="P13"><text:tab/>./RedistMaker</text:p>
      <text:p text:style-name="P13"><text:tab/>cd ../Redist/Sensor-Bin-Linux-x64-v5.1.0.25/</text:p>
      <text:p text:style-name="P13"><text:tab/>chmod +x install.sh</text:p>
      <text:p text:style-name="P13"><text:tab/>sudo ./install.sh</text:p>
      <text:p text:style-name="P13"/>
      <text:p text:style-name="P14">Böngésző: <text:a xlink:type="simple" xlink:href="http://www.openni.org/Downloads/OpenNIModules.aspx"><text:span text:style-name="T6">http://www.openni.org/Downloads/OpenNIModules.aspx</text:span></text:a></text:p>
      <text:p text:style-name="P15">OpenNI Compliant Middleware Binaries</text:p>
      <text:p text:style-name="P15">Stable</text:p>
      <text:p text:style-name="P15">PrimeSense NITE Stable Build for Ubuntu 10.10 x64 (64-bit) v1.5.2.23 (értelemszerűen 32 bites gépre a 32 bites tar-t kell letölteni)</text:p>
      <text:p text:style-name="P15">Letöltés ide: ~/kinect/bin</text:p>
      <text:p text:style-name="P15"/>
      <text:p text:style-name="P12"><text:tab/>cd ~/kinect/bin</text:p>
      <text:p text:style-name="P13"><text:tab/>tar -xvjpf nite-bin-linux-x64-v1.5.2.21.tar.bz2</text:p>
      <text:p text:style-name="P13"><text:tab/>rm -f nite-bin-linux-x64-v1.5.2.21.tar.bz2</text:p>
      <text:p text:style-name="P13"><text:tab/>cd NITE-Bin-Dev-Linux-x64-v1.5.2.21/Data</text:p>
      <text:p text:style-name="P14"/>
      <text:p text:style-name="P14">License módosítása a Sample-Scene.xml-ben, a Sample-Tracking.xml-ben és a Sample-User.xml-ben erről:</text:p>
      <text:p text:style-name="P15"><text:tab/>&lt;License vendor="PrimeSense" key="insert key here"/&gt;</text:p>
      <text:p text:style-name="P14">erre:</text:p>
      <text:p text:style-name="P10"><text:span text:style-name="T1"><text:tab/></text:span>&lt;License vendor=”PrimeSense” key=”0KOIk2JeIBYClPWVnMoRKn5cdY4=”/&gt;</text:p>
      <text:p text:style-name="P10"><text:soft-page-break/></text:p>
      <text:p text:style-name="P17">Install script futtatása a NITE könyvtárban:</text:p>
      <text:p text:style-name="P11"><text:tab/><text:span text:style-name="T3">cd ..</text:span></text:p>
      <text:p text:style-name="P12"><text:tab/>sudo ./install.sh</text:p>
      <text:p text:style-name="P17"/>
      <text:p text:style-name="P14">OpenNi példaprogramok itt találhatók:</text:p>
      <text:p text:style-name="P15"><text:tab/><text:span text:style-name="T3">cd ~/kinect/bin/OpenNI/Platform/Linux/Bin/x64-Release</text:span></text:p>
      <text:p text:style-name="P15"/>
      <text:p text:style-name="P14">PrimeSense példaprogramok itt találhatók:</text:p>
      <text:p text:style-name="P12"><text:tab/>cd ~/kinect/bin/NITE-Bin-Dev-Linux-x64-v1.5.2.21/Samples/Bin/x64-Release</text:p>
      <text:p text:style-name="P12"/>
      <text:p text:style-name="P14">Java példaprogramok indítása:</text:p>
      <text:p text:style-name="P14"><text:tab/><text:span text:style-name="T5">java -jar com.primesense.NITE.jar</text:span></text:p>
      <text:p text:style-name="P15"/>
      <text:p text:style-name="P10"><text:span text:style-name="T2">Ha az alábbi hiba lépne fel: </text:span>InitFromXml failed: Failed to set USB interface!</text:p>
      <text:p text:style-name="P10"><text:tab/><text:span text:style-name="T3">sudo rmmod gspca_kinect</text:span></text:p>
      <text:p text:style-name="P13"/>
      <text:p text:style-name="P16">ENJO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3:45:07</meta:creation-date>
    <dc:date>2012-10-17T00:34:07</dc:date>
    <meta:editing-duration>PT41M19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2" meta:paragraph-count="51" meta:word-count="202" meta:character-count="2098" meta:non-whitespace-character-count="1915"/>
  </office:meta>
</office:document-meta>
</file>